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C000000D1A29479E9A21801FD.png" manifest:media-type="image/png"/>
  <manifest:file-entry manifest:full-path="Pictures/1000000100000159000000E71A5DC4A190C5283C.png" manifest:media-type="image/png"/>
  <manifest:file-entry manifest:full-path="Pictures/100000010000035F000000CA769E3C71C94B92BB.png" manifest:media-type="image/png"/>
  <manifest:file-entry manifest:full-path="Pictures/10000001000001C8000000C18ABAE64F484528D9.png" manifest:media-type="image/png"/>
  <manifest:file-entry manifest:full-path="Pictures/100000010000018200000076AFCEEC3D440E27FD.png" manifest:media-type="image/png"/>
  <manifest:file-entry manifest:full-path="Pictures/10000001000001CF000000AB5C568E09E3727ACB.png" manifest:media-type="image/png"/>
  <manifest:file-entry manifest:full-path="Pictures/100000010000031400000190E7E1FFF5F78FB591.png" manifest:media-type="image/png"/>
  <manifest:file-entry manifest:full-path="Pictures/1000000100000195000000873B587BD90247D6AE.png" manifest:media-type="image/png"/>
  <manifest:file-entry manifest:full-path="Pictures/10000001000002690000011823A51E6DF240263F.png" manifest:media-type="image/png"/>
  <manifest:file-entry manifest:full-path="Pictures/10000001000001DF0000018DA51CACB6D4A00EFC.png" manifest:media-type="image/png"/>
  <manifest:file-entry manifest:full-path="Pictures/10000001000001C9000000889EAA923B5EF8DBC0.png" manifest:media-type="image/png"/>
  <manifest:file-entry manifest:full-path="Pictures/10000001000001D3000001970762CAFFF4CA058A.png" manifest:media-type="image/png"/>
  <manifest:file-entry manifest:full-path="Pictures/10000001000001D9000000CF4E63A2066C0F49C1.png" manifest:media-type="image/png"/>
  <manifest:file-entry manifest:full-path="Pictures/10000001000001D40000009028C662BD5AACA3C5.png" manifest:media-type="image/png"/>
  <manifest:file-entry manifest:full-path="Pictures/1000000100000252000000DDBA753C824500D7DA.png" manifest:media-type="image/png"/>
  <manifest:file-entry manifest:full-path="Pictures/10000001000001E7000000A3DE0017DD6427D7C4.png" manifest:media-type="image/png"/>
  <manifest:file-entry manifest:full-path="Pictures/1000000100000337000001AE45B88F48CD6C21F4.png" manifest:media-type="image/png"/>
  <manifest:file-entry manifest:full-path="Pictures/10000001000001390000004E81ABB89035F19118.png" manifest:media-type="image/png"/>
  <manifest:file-entry manifest:full-path="Pictures/10000001000001BD0000005E5431443B127FE909.png" manifest:media-type="image/png"/>
  <manifest:file-entry manifest:full-path="Pictures/100000010000016F00000079BA57CCC1119FA027.png" manifest:media-type="image/png"/>
  <manifest:file-entry manifest:full-path="Pictures/10000001000001E40000018211632F16B836EE7E.png" manifest:media-type="image/png"/>
  <manifest:file-entry manifest:full-path="Pictures/10000001000001EA000001190CE89BC9F48B3946.png" manifest:media-type="image/png"/>
  <manifest:file-entry manifest:full-path="Pictures/10000001000001D0000000E2AD919CF4373FA768.png" manifest:media-type="image/png"/>
  <manifest:file-entry manifest:full-path="Pictures/10000001000001620000008AD4153FE158873C30.png" manifest:media-type="image/png"/>
  <manifest:file-entry manifest:full-path="Pictures/10000001000001E7000000A3C5350F9322986F94.png" manifest:media-type="image/png"/>
  <manifest:file-entry manifest:full-path="Pictures/100000010000037B0000010D3E4E15675C9D9050.png" manifest:media-type="image/png"/>
  <manifest:file-entry manifest:full-path="Pictures/100000010000015A000000C61D1D616BDB1BB2D5.png" manifest:media-type="image/png"/>
  <manifest:file-entry manifest:full-path="Pictures/100000010000017E0000009C3EC0BB7F5CC647AA.png" manifest:media-type="image/png"/>
  <manifest:file-entry manifest:full-path="Pictures/10000001000002A3000000AE7B11B2C28F9F13B9.png" manifest:media-type="image/png"/>
  <manifest:file-entry manifest:full-path="Pictures/100000010000037500000077F7E96AA26B1BB1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e0cc" officeooo:paragraph-rsid="001ae0cc"/>
    </style:style>
    <style:style style:name="P2" style:family="paragraph" style:parent-style-name="Standard">
      <style:text-properties officeooo:rsid="001c8ff8" officeooo:paragraph-rsid="001c8ff8"/>
    </style:style>
    <style:style style:name="P3" style:family="paragraph" style:parent-style-name="Standard">
      <style:text-properties officeooo:rsid="001d96a2" officeooo:paragraph-rsid="001d96a2"/>
    </style:style>
    <style:style style:name="P4" style:family="paragraph" style:parent-style-name="Standard">
      <style:text-properties officeooo:rsid="001e8af7" officeooo:paragraph-rsid="001e8af7"/>
    </style:style>
    <style:style style:name="P5" style:family="paragraph" style:parent-style-name="Standard">
      <style:text-properties officeooo:rsid="001fedf0" officeooo:paragraph-rsid="001fedf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Q1.</text:p>
      <text:p text:style-name="P1"/>
      <text:p text:style-name="P1"><draw:frame draw:style-name="fr4" draw:name="Image1" text:anchor-type="char" svg:x="0.206cm" svg:y="0.286cm" svg:width="12.462cm" svg:height="2.487cm" draw:z-index="0"><draw:image xlink:href="Pictures/10000001000001BD0000005E5431443B127FE909.png" xlink:type="simple" xlink:show="embed" xlink:actuate="onLoad" draw:mime-type="image/png"/></draw:frame><draw:frame draw:style-name="fr4" draw:name="Image2" text:anchor-type="char" svg:x="0.259cm" svg:y="3.122cm" svg:width="12.515cm" svg:height="5.477cm" draw:z-index="1"><draw:image xlink:href="Pictures/10000001000001D9000000CF4E63A2066C0F49C1.png" xlink:type="simple" xlink:show="embed" xlink:actuate="onLoad" draw:mime-type="image/png"/></draw:frame><text:s/></text:p>
      <text:p text:style-name="P1"><text:s/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2.</text:p>
      <text:p text:style-name="P1"><draw:frame draw:style-name="fr4" draw:name="Image3" text:anchor-type="char" svg:x="0.453cm" svg:y="0.27cm" svg:width="15.194cm" svg:height="5.787cm" draw:z-index="2"><draw:image xlink:href="Pictures/1000000100000337000001AE45B88F48CD6C21F4.png" xlink:type="simple" xlink:show="embed" xlink:actuate="onLoad" draw:mime-type="image/png"/></draw:frame><draw:frame draw:style-name="fr4" draw:name="Image4" text:anchor-type="char" svg:x="0.39cm" svg:y="6.168cm" svg:width="15.215cm" svg:height="8.049cm" draw:z-index="3"><draw:image xlink:href="Pictures/10000001000001D3000001970762CAFFF4CA058A.png" xlink:type="simple" xlink:show="embed" xlink:actuate="onLoad" draw:mime-type="image/png"/></draw:frame></text:p>
      <text:p text:style-name="P1"><text:soft-page-break/></text:p>
      <text:p text:style-name="P1">Q3.</text:p>
      <text:p text:style-name="P1"><draw:frame draw:style-name="fr2" draw:name="Image5" text:anchor-type="char" svg:width="16.325cm" svg:height="7.408cm" draw:z-index="4"><draw:image xlink:href="Pictures/10000001000002690000011823A51E6DF240263F.png" xlink:type="simple" xlink:show="embed" xlink:actuate="onLoad" draw:mime-type="image/png"/></draw:frame><text:s/></text:p>
      <text:p text:style-name="P1"><draw:frame draw:style-name="fr2" draw:name="Image6" text:anchor-type="char" svg:width="16.637cm" svg:height="8.629cm" draw:z-index="5"><draw:image xlink:href="Pictures/100000010000031400000190E7E1FFF5F78FB591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Q4.</text:p>
      <text:p text:style-name="P1"><draw:frame draw:style-name="fr1" draw:name="Image7" text:anchor-type="char" svg:width="12.674cm" svg:height="6.318cm" draw:z-index="6"><draw:image xlink:href="Pictures/10000001000001DF0000018DA51CACB6D4A00EFC.png" xlink:type="simple" xlink:show="embed" xlink:actuate="onLoad" draw:mime-type="image/png"/></draw:frame><draw:frame draw:style-name="fr4" draw:name="Image8" text:anchor-type="char" svg:x="2.268cm" svg:y="6.588cm" svg:width="12.622cm" svg:height="3.122cm" draw:z-index="7"><draw:image xlink:href="Pictures/100000010000018200000076AFCEEC3D440E27FD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Q5.</text:p>
      <text:p text:style-name="P2"><draw:frame draw:style-name="fr1" draw:name="Image9" text:anchor-type="char" svg:width="15.716cm" svg:height="4.551cm" draw:z-index="8"><draw:image xlink:href="Pictures/1000000100000252000000DDBA753C824500D7DA.png" xlink:type="simple" xlink:show="embed" xlink:actuate="onLoad" draw:mime-type="image/png"/></draw:frame><draw:frame draw:style-name="fr4" draw:name="Image10" text:anchor-type="char" svg:x="0.695cm" svg:y="5.027cm" svg:width="15.625cm" svg:height="3.81cm" draw:z-index="9"><draw:image xlink:href="Pictures/10000001000001D40000009028C662BD5AACA3C5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Q6.</text:p>
      <text:p text:style-name="P2"><draw:frame draw:style-name="fr3" draw:name="Image11" text:anchor-type="char" svg:width="17cm" svg:height="3.978cm" draw:z-index="10"><draw:image xlink:href="Pictures/100000010000035F000000CA769E3C71C94B92BB.png" xlink:type="simple" xlink:show="embed" xlink:actuate="onLoad" draw:mime-type="image/png"/></draw:frame><draw:frame draw:style-name="fr4" draw:name="Image12" text:anchor-type="char" svg:x="0.048cm" svg:y="4.286cm" svg:width="16.854cm" svg:height="3.196cm" draw:z-index="11"><draw:image xlink:href="Pictures/10000001000001CF000000AB5C568E09E3727ACB.png" xlink:type="simple" xlink:show="embed" xlink:actuate="onLoad" draw:mime-type="image/png"/></draw:frame><text:s text:c="2"/></text:p>
      <text:p text:style-name="P2">Q7.</text:p>
      <text:p text:style-name="P2"><draw:frame draw:style-name="fr2" draw:name="Image13" text:anchor-type="char" svg:width="14.633cm" svg:height="6.112cm" draw:z-index="12"><draw:image xlink:href="Pictures/1000000100000159000000E71A5DC4A190C5283C.png" xlink:type="simple" xlink:show="embed" xlink:actuate="onLoad" draw:mime-type="image/png"/></draw:frame><text:s/></text:p>
      <text:p text:style-name="P2"><draw:frame draw:style-name="fr2" draw:name="Image14" text:anchor-type="char" svg:width="14.085cm" svg:height="3.201cm" draw:z-index="13"><draw:image xlink:href="Pictures/100000010000016F00000079BA57CCC1119FA027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Q8.</text:p>
      <text:p text:style-name="P3"><draw:frame draw:style-name="fr2" draw:name="Image15" text:anchor-type="char" svg:width="12.887cm" svg:height="2.748cm" draw:z-index="14"><draw:image xlink:href="Pictures/1000000100000195000000873B587BD90247D6AE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><draw:frame draw:style-name="fr4" draw:name="Image16" text:anchor-type="char" svg:x="2.097cm" svg:y="0.074cm" svg:width="12.806cm" svg:height="5.151cm" draw:z-index="15"><draw:image xlink:href="Pictures/10000001000001E40000018211632F16B836EE7E.png" xlink:type="simple" xlink:show="embed" xlink:actuate="onLoad" draw:mime-type="image/png"/></draw:frame></text:p>
      <text:p text:style-name="P3"/>
      <text:p text:style-name="P3"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9. </text:p>
      <text:p text:style-name="P3"><draw:frame draw:style-name="fr2" draw:name="Image17" text:anchor-type="char" svg:width="11.55cm" svg:height="3.209cm" draw:z-index="16"><draw:image xlink:href="Pictures/100000010000015A000000C61D1D616BDB1BB2D5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8" text:anchor-type="char" svg:width="12.065cm" svg:height="4.235cm" draw:z-index="17"><draw:image xlink:href="Pictures/10000001000001C8000000C18ABAE64F484528D9.png" xlink:type="simple" xlink:show="embed" xlink:actuate="onLoad" draw:mime-type="image/png"/></draw:frame>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Q10.</text:p>
      <text:p text:style-name="P4"><draw:frame draw:style-name="fr1" draw:name="Image19" text:anchor-type="char" svg:width="12.965cm" svg:height="4.826cm" draw:z-index="18"><draw:image xlink:href="Pictures/10000001000001EA000001190CE89BC9F48B3946.png" xlink:type="simple" xlink:show="embed" xlink:actuate="onLoad" draw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20" text:anchor-type="char" svg:width="12.277cm" svg:height="3.043cm" draw:z-index="19"><draw:image xlink:href="Pictures/10000001000001D0000000E2AD919CF4373FA768.png" xlink:type="simple" xlink:show="embed" xlink:actuate="onLoad" draw:mime-type="image/png"/></draw:frame><text:s text:c="3"/></text:p>
      <text:p text:style-name="P4"/>
      <text:p text:style-name="P4"/>
      <text:p text:style-name="P4"/>
      <text:p text:style-name="P4"/>
      <text:p text:style-name="P4"/>
      <text:p text:style-name="P4"/>
      <text:p text:style-name="P4">Q11.</text:p>
      <text:p text:style-name="P4"><draw:frame draw:style-name="fr1" draw:name="Image21" text:anchor-type="char" svg:width="12.885cm" svg:height="4.313cm" draw:z-index="20"><draw:image xlink:href="Pictures/10000001000001E7000000A3DE0017DD6427D7C4.png" xlink:type="simple" xlink:show="embed" xlink:actuate="onLoad" draw:mime-type="image/png"/></draw:frame><draw:frame draw:style-name="fr4" draw:name="Image22" text:anchor-type="char" svg:x="2.058cm" svg:y="4.895cm" svg:width="12.885cm" svg:height="4.313cm" draw:z-index="21"><draw:image xlink:href="Pictures/10000001000001E7000000A3C5350F9322986F94.png" xlink:type="simple" xlink:show="embed" xlink:actuate="onLoad" draw:mime-type="image/png"/></draw:frame><text:s text:c="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Q12.</text:p>
      <text:p text:style-name="P4"><draw:frame draw:style-name="fr3" draw:name="Image23" text:anchor-type="char" svg:width="17cm" svg:height="4.382cm" draw:z-index="22"><draw:image xlink:href="Pictures/10000001000002A3000000AE7B11B2C28F9F13B9.png" xlink:type="simple" xlink:show="embed" xlink:actuate="onLoad" draw:mime-type="image/png"/></draw:frame><draw:frame draw:style-name="fr4" draw:name="Image24" text:anchor-type="char" svg:x="-0.159cm" svg:y="4.657cm" svg:width="17cm" svg:height="2.284cm" draw:z-index="23"><draw:image xlink:href="Pictures/100000010000037500000077F7E96AA26B1BB1B7.png" xlink:type="simple" xlink:show="embed" xlink:actuate="onLoad" draw:mime-type="image/png"/></draw:frame><text:s/></text:p>
      <text:p text:style-name="P5">Q13.</text:p>
      <text:p text:style-name="P5"><draw:frame draw:style-name="fr2" draw:name="Image25" text:anchor-type="char" svg:width="12.305cm" svg:height="2.064cm" draw:z-index="24"><draw:image xlink:href="Pictures/10000001000001390000004E81ABB89035F19118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><draw:frame draw:style-name="fr3" draw:name="Image26" text:anchor-type="char" svg:width="17cm" svg:height="5.131cm" draw:z-index="25"><draw:image xlink:href="Pictures/100000010000037B0000010D3E4E15675C9D9050.png" xlink:type="simple" xlink:show="embed" xlink:actuate="onLoad" draw:mime-type="image/png"/></draw:frame><text:s text:c="2"/></text:p>
      <text:p text:style-name="P5">Q14.</text:p>
      <text:p text:style-name="P5"><draw:frame draw:style-name="fr2" draw:name="Image27" text:anchor-type="char" svg:width="14.298cm" svg:height="2.383cm" draw:z-index="26"><draw:image xlink:href="Pictures/10000001000001620000008AD4153FE158873C30.png" xlink:type="simple" xlink:show="embed" xlink:actuate="onLoad" draw:mime-type="image/png"/></draw:frame><text:s/></text:p>
      <text:p text:style-name="P5"><draw:frame draw:style-name="fr2" draw:name="Image28" text:anchor-type="char" svg:width="13.667cm" svg:height="3.598cm" draw:z-index="27"><draw:image xlink:href="Pictures/10000001000001C9000000889EAA923B5EF8DBC0.png" xlink:type="simple" xlink:show="embed" xlink:actuate="onLoad" draw:mime-type="image/png"/></draw:frame><text:s/></text:p>
      <text:p text:style-name="P5"/>
      <text:p text:style-name="P5"/>
      <text:p text:style-name="P5"><text:soft-page-break/></text:p>
      <text:p text:style-name="P5">Q17.</text:p>
      <text:p text:style-name="P5"/>
      <text:p text:style-name="P5"><draw:frame draw:style-name="fr2" draw:name="Image29" text:anchor-type="char" svg:width="13.005cm" svg:height="4.128cm" draw:z-index="28"><draw:image xlink:href="Pictures/100000010000017E0000009C3EC0BB7F5CC647AA.png" xlink:type="simple" xlink:show="embed" xlink:actuate="onLoad" draw:mime-type="image/png"/></draw:frame><text:s/></text:p>
      <text:p text:style-name="P5"><draw:frame draw:style-name="fr1" draw:name="Image30" text:anchor-type="char" svg:width="12.594cm" svg:height="5.53cm" draw:z-index="29"><draw:image xlink:href="Pictures/10000001000001DC000000D1A29479E9A21801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22:15:16.288151265</meta:creation-date>
    <dc:date>2024-05-24T23:04:13.600288467</dc:date>
    <meta:editing-duration>PT6M36S</meta:editing-duration>
    <meta:editing-cycles>1</meta:editing-cycles>
    <meta:document-statistic meta:table-count="0" meta:image-count="30" meta:object-count="0" meta:page-count="8" meta:paragraph-count="38" meta:word-count="15" meta:character-count="84" meta:non-whitespace-character-count="51"/>
    <meta:generator>LibreOffice/7.3.7.2$Linux_X86_64 LibreOffice_project/30$Build-2</meta:generator>
  </office:meta>
</office:document-meta>
</file>